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rabbitRepositorySession.JackrabbitRepository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ckrabbitRepositorySession.getSession( String username , String password , Repository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